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29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4" style:family="graphic" style:parent-style-name="standard">
      <style:graphic-properties draw:textarea-horizontal-align="justify" draw:textarea-vertical-align="middle" draw:auto-grow-height="false" fo:min-height="0.75cm" fo:min-width="18.2cm" style:writing-mode="lr-tb" loext:decorative="false"/>
      <style:paragraph-properties style:writing-mode="lr-tb"/>
    </style:style>
    <style:style style:name="gr5"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6"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5.9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7"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8"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9" style:family="graphic" style:parent-style-name="standard">
      <style:graphic-properties draw:textarea-horizontal-align="justify" draw:textarea-vertical-align="middle" draw:auto-grow-height="false" fo:min-height="0.75cm" fo:min-width="6.2cm" style:writing-mode="lr-tb" loext:decorative="false"/>
      <style:paragraph-properties style:writing-mode="lr-tb"/>
    </style:style>
    <style:style style:name="gr10"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11"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29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2"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3"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14"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4.3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5"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6"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17"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18" style:family="graphic" style:parent-style-name="standard">
      <style:graphic-properties draw:fill="none" draw:textarea-horizontal-align="justify" draw:textarea-vertical-align="middle" draw:auto-grow-height="false" fo:min-height="0.174cm" fo:min-width="1.34cm" style:writing-mode="lr-tb" loext:decorative="false"/>
      <style:paragraph-properties style:writing-mode="lr-tb"/>
    </style:style>
    <style:style style:name="gr19" style:family="graphic" style:parent-style-name="standard">
      <style:graphic-properties draw:stroke="none" svg:stroke-color="#000000" draw:fill="none" draw:fill-color="#ffffff" fo:min-height="0.395cm" loext:decorative="false"/>
      <style:paragraph-properties style:writing-mode="lr-tb"/>
    </style:style>
    <style:style style:name="gr20"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29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1"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2"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29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3"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4"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29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5"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6"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27"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28"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29"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30" style:family="graphic" style:parent-style-name="standard">
      <style:graphic-properties draw:stroke="none" svg:stroke-color="#000000" draw:fill="none" draw:fill-color="#ffffff" fo:min-height="0.75cm" loext:decorative="false"/>
      <style:paragraph-properties style:writing-mode="lr-tb"/>
    </style:style>
    <style:style style:name="gr31" style:family="graphic" style:parent-style-name="standard">
      <style:graphic-properties draw:stroke="dash" draw:stroke-dash="Long_20_Dash" svg:stroke-width="0.053cm" draw:marker-start-width="0.279cm" draw:marker-end-width="0.279cm" draw:fill="none" draw:textarea-horizontal-align="justify" draw:textarea-vertical-align="middle" draw:auto-grow-height="false" fo:min-height="3.76cm" fo:min-width="15.41cm" fo:padding-top="0.151cm" fo:padding-bottom="0.151cm" fo:padding-left="0.276cm" fo:padding-right="0.276cm" loext:decorative="false"/>
    </style:style>
    <style:style style:name="gr32" style:family="graphic" style:parent-style-name="standard">
      <style:graphic-properties draw:textarea-horizontal-align="justify" draw:textarea-vertical-align="middle" draw:auto-grow-height="false" fo:min-height="0.744cm" fo:min-width="3.894cm" style:writing-mode="lr-tb" loext:decorative="false"/>
      <style:paragraph-properties style:writing-mode="lr-tb"/>
    </style:style>
    <style:style style:name="gr33"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29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4"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35"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36"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37" style:family="graphic" style:parent-style-name="standard">
      <style:graphic-properties draw:stroke="none" svg:stroke-color="#000000" draw:fill="none" draw:fill-color="#ffffff" fo:min-height="0.513cm" loext:decorative="false"/>
      <style:paragraph-properties style:writing-mode="lr-tb"/>
    </style:style>
    <style:style style:name="gr38" style:family="graphic" style:parent-style-name="standard">
      <style:graphic-properties draw:stroke="none" svg:stroke-color="#000000" draw:fill="none" draw:fill-color="#ffffff" fo:min-height="0.95cm" loext:decorative="false"/>
      <style:paragraph-properties style:writing-mode="lr-tb"/>
    </style:style>
    <style:style style:name="gr39"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0"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41"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29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2"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43"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1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4"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45"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1.3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6" style:family="graphic" style:parent-style-name="standard" style:list-style-name="L2">
      <style:graphic-properties draw:stroke="solid" svg:stroke-width="0cm" svg:stroke-color="#000000" draw:marker-start="Arrowheads_20_8"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47"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48"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49"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50"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51" style:family="graphic" style:parent-style-name="standard">
      <style:graphic-properties draw:stroke="none" svg:stroke-color="#000000" draw:fill="none" draw:fill-color="#ffffff" draw:auto-grow-height="true" draw:auto-grow-width="false" fo:min-height="0.65cm" loext:decorative="false"/>
      <style:paragraph-properties style:writing-mode="lr-tb"/>
    </style:style>
    <style:style style:name="gr52"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53"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54"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55" style:family="graphic" style:parent-style-name="standard">
      <style:graphic-properties draw:stroke="none" svg:stroke-color="#000000" draw:fill="none" draw:fill-color="#ffffff" draw:auto-grow-height="true" draw:auto-grow-width="false" fo:min-height="1.177cm" loext:decorative="false"/>
      <style:paragraph-properties style:writing-mode="lr-tb"/>
    </style:style>
    <style:style style:name="gr56"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57"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58"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59" style:family="graphic" style:parent-style-name="standard" style:list-style-name="L1">
      <style:graphic-properties draw:stroke="solid" svg:stroke-width="0.053cm" svg:stroke-color="#000000" draw:marker-start="" draw:marker-start-width="0.28cm" draw:marker-start-center="false" draw:marker-end="Triangle_20_unfilled" draw:marker-end-width="0.4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60" style:family="graphic" style:parent-style-name="standard">
      <style:graphic-properties draw:stroke="none" svg:stroke-color="#000000" draw:fill="none" draw:fill-color="#ffffff" draw:auto-grow-height="true" draw:auto-grow-width="false" fo:min-height="0.05cm" loext:decorative="false"/>
      <style:paragraph-properties style:writing-mode="lr-tb"/>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 style:family="paragraph">
      <style:paragraph-properties fo:text-align="center"/>
    </style:style>
    <style:style style:name="P5" style:family="paragraph">
      <style:paragraph-properties fo:text-align="center" style:writing-mode="lr-tb"/>
    </style:style>
    <style:style style:name="P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center" fo:text-indent="0cm"/>
    </style:style>
    <style:style style:name="P8" style:family="paragraph">
      <style:paragraph-properties fo:text-align="center"/>
      <style:text-properties fo:font-size="12pt" style:font-size-asian="12pt" style:font-size-complex="12pt"/>
    </style:style>
    <style:style style:name="P9" style:family="paragraph">
      <loext:graphic-properties draw:fill="none"/>
      <style:paragraph-properties fo:text-align="center" style:writing-mode="lr-tb"/>
      <style:text-properties fo:font-size="12pt" style:font-size-asian="12pt" style:font-size-complex="12pt"/>
    </style:style>
    <style:style style:name="P10" style:family="paragraph">
      <loext:graphic-properties draw:fill="none" draw:fill-color="#ffffff"/>
      <style:text-properties fo:font-size="10pt" style:font-size-asian="10pt" style:font-size-complex="10pt"/>
    </style:style>
    <style:style style:name="P11" style:family="paragraph">
      <loext:graphic-properties draw:fill="none" draw:fill-color="#ffffff"/>
      <style:text-properties fo:font-size="13pt" style:font-size-asian="13pt" style:font-size-complex="13pt"/>
    </style:style>
    <style:style style:name="P12" style:family="paragraph">
      <loext:graphic-properties draw:fill="none"/>
      <style:paragraph-properties fo:text-align="center"/>
    </style:style>
    <style:style style:name="P13" style:family="paragraph">
      <loext:graphic-properties draw:fill="none" draw:fill-color="#ffffff"/>
    </style:style>
    <style:style style:name="P14" style:family="paragraph">
      <style:paragraph-properties fo:margin-left="0cm" fo:margin-right="0cm" fo:margin-top="0cm" fo:margin-bottom="0cm" fo:line-height="100%" fo:text-align="center" fo:text-indent="0cm" style:writing-mode="lr-tb"/>
    </style:style>
    <style:style style:name="P15" style:family="paragraph">
      <style:text-properties fo:font-size="14pt"/>
    </style:style>
    <style:style style:name="P16" style:family="paragraph">
      <loext:graphic-properties draw:fill="none" draw:fill-color="#ffffff"/>
      <style:text-properties fo:font-size="14pt"/>
    </style:style>
    <style:style style:name="P17"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ffffff"/>
      <style:text-properties fo:font-size="15pt" style:font-size-asian="15pt" style:font-size-complex="15pt"/>
    </style:style>
    <style:style style:name="T1" style:family="text">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solid" style:text-underline-width="auto" style:text-underline-color="font-color"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 style:family="text">
      <style:text-properties fo:font-size="12pt" style:font-size-asian="12pt" style:font-size-complex="12pt"/>
    </style:style>
    <style:style style:name="T5" style:family="text">
      <style:text-properties fo:font-size="10pt" style:font-size-asian="10pt" style:font-size-complex="10pt"/>
    </style:style>
    <style:style style:name="T6" style:family="text">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7" style:family="text">
      <style:text-properties fo:font-size="13pt" style:font-size-asian="13pt" style:font-size-complex="13pt"/>
    </style:style>
    <style:style style:name="T8"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ard">
        <draw:g draw:style-name="gr1" xml:id="id2" draw:id="id2">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2" draw:text-style-name="P2" xml:id="id1" draw:id="id1" draw:layer="layout" svg:width="3.75cm" svg:height="2cm" svg:x="2.35cm" svg:y="2.2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1">Spotify App</text:span></text:p>
            <draw:enhanced-geometry svg:viewBox="0 0 21600 21600" draw:type="rectangle" draw:enhanced-path="M 0 0 L 21600 0 21600 21600 0 21600 0 0 Z N"/>
          </draw:custom-shape>
          <draw:connector draw:style-name="gr3" draw:text-style-name="P3" draw:layer="layout" draw:type="line" svg:x1="5.63cm" svg:y1="2.477cm" svg:x2="5.63cm" svg:y2="2.727cm" draw:start-shape="id1" draw:start-glue-point="16" draw:end-shape="id1" draw:end-glue-point="17" svg:d="M5630 2477v250" svg:viewBox="0 0 1 251">
            <text:p/>
          </draw:connector>
        </draw:g>
        <draw:custom-shape draw:style-name="gr4" draw:text-style-name="P5" xml:id="id3" draw:id="id3" draw:layer="layout" svg:width="18.7cm" svg:height="1cm" svg:x="1cm" svg:y="5.6cm">
          <draw:glue-point draw:id="4" svg:x="-3.877cm" svg:y="-4cm"/>
          <draw:glue-point draw:id="5" svg:x="-3.823cm" svg:y="-5cm"/>
          <draw:glue-point draw:id="6" svg:x="-1.042cm" svg:y="-5cm"/>
          <text:p text:style-name="P4">Network</text:p>
          <draw:enhanced-geometry svg:viewBox="0 0 21600 21600" draw:mirror-horizontal="false" draw:mirror-vertical="false" draw:type="rectangle" draw:enhanced-path="M 0 0 L 21600 0 21600 21600 0 21600 0 0 Z N"/>
        </draw:custom-shape>
        <draw:connector draw:style-name="gr5" draw:text-style-name="P6" draw:layer="layout" draw:type="line" svg:x1="3.1cm" svg:y1="4.2cm" svg:x2="3.101cm" svg:y2="5.7cm" draw:start-shape="id2" draw:start-glue-point="10" draw:end-shape="id3" draw:end-glue-point="4" svg:d="M3100 4200l1 1500" svg:viewBox="0 0 2 1501">
          <text:p/>
        </draw:connector>
        <draw:g draw:style-name="gr1" xml:id="id5" draw:id="id5">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282cm" svg:y="-0.425cm"/>
          <draw:glue-point draw:id="17" svg:x="0.25cm" svg:y="1.075cm"/>
          <draw:glue-point draw:id="18" svg:x="2.917cm" svg:y="1.575cm"/>
          <draw:glue-point draw:id="19" svg:x="0.25cm" svg:y="0.075cm"/>
          <draw:glue-point draw:id="20" svg:x="0.733cm" svg:y="-1cm"/>
          <draw:custom-shape draw:style-name="gr6" draw:text-style-name="P2" xml:id="id4" draw:id="id4" draw:layer="layout" svg:width="6.4cm" svg:height="2cm" svg:x="1.8cm" svg:y="8.7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1">Librespot</text:span></text:p>
            <draw:enhanced-geometry svg:viewBox="0 0 21600 21600" draw:type="rectangle" draw:enhanced-path="M 0 0 L 21600 0 21600 21600 0 21600 0 0 Z N"/>
          </draw:custom-shape>
          <draw:connector draw:style-name="gr7" draw:text-style-name="P3" draw:layer="layout" draw:type="line" svg:x1="7.73cm" svg:y1="8.977cm" svg:x2="7.73cm" svg:y2="9.227cm" draw:start-shape="id4" draw:start-glue-point="16" draw:end-shape="id4" draw:end-glue-point="17" svg:d="M7730 8977v250" svg:viewBox="0 0 1 251">
            <text:p/>
          </draw:connector>
        </draw:g>
        <draw:connector draw:style-name="gr8" draw:text-style-name="P6" draw:layer="layout" draw:type="line" svg:x1="3.08cm" svg:y1="8.7cm" svg:x2="3.101cm" svg:y2="5.7cm" draw:start-shape="id5" draw:start-glue-point="7" draw:end-shape="id3" draw:end-glue-point="4" svg:d="M3080 8700l21-3000" svg:viewBox="0 0 22 3001">
          <text:p text:style-name="P7"><text:span text:style-name="T2">Spotify-connect._tcp</text:span></text:p>
        </draw:connector>
        <draw:custom-shape draw:style-name="gr9" draw:text-style-name="P5" xml:id="id6" draw:id="id6" draw:layer="layout" svg:width="6.7cm" svg:height="1cm" svg:x="1.1cm" svg:y="12.3cm">
          <draw:glue-point draw:id="4" svg:x="-4.226cm" svg:y="-5.01cm"/>
          <draw:glue-point draw:id="5" svg:x="-3.208cm" svg:y="-5cm"/>
          <draw:glue-point draw:id="6" svg:x="-1.268cm" svg:y="-5cm"/>
          <draw:glue-point draw:id="7" svg:x="2.462cm" svg:y="-5cm"/>
          <text:p text:style-name="P4">Network</text:p>
          <draw:enhanced-geometry svg:viewBox="0 0 21600 21600" draw:mirror-horizontal="false" draw:mirror-vertical="false" draw:type="rectangle" draw:enhanced-path="M 0 0 L 21600 0 21600 21600 0 21600 0 0 Z N"/>
        </draw:custom-shape>
        <draw:connector draw:style-name="gr10" draw:text-style-name="P6" draw:layer="layout" draw:type="line" svg:x1="3.08cm" svg:y1="10.7cm" svg:x2="2.301cm" svg:y2="12.3cm" draw:start-shape="id5" draw:start-glue-point="10" draw:end-shape="id6" draw:end-glue-point="5" svg:d="M3080 10700l-779 1600" svg:viewBox="0 0 780 1601">
          <text:p/>
        </draw:connector>
        <draw:g draw:style-name="gr1" xml:id="id8" draw:id="id8">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11" draw:text-style-name="P2" xml:id="id7" draw:id="id7" draw:layer="layout" svg:width="3.75cm" svg:height="2cm" svg:x="1.85cm" svg:y="15.1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1">Spotify Music Server</text:span></text:p>
            <draw:enhanced-geometry svg:viewBox="0 0 21600 21600" draw:type="rectangle" draw:enhanced-path="M 0 0 L 21600 0 21600 21600 0 21600 0 0 Z N"/>
          </draw:custom-shape>
          <draw:connector draw:style-name="gr12" draw:text-style-name="P3" draw:layer="layout" draw:type="line" svg:x1="5.13cm" svg:y1="15.377cm" svg:x2="5.13cm" svg:y2="15.627cm" draw:start-shape="id7" draw:start-glue-point="16" draw:end-shape="id7" draw:end-glue-point="17" svg:d="M5130 15377v250" svg:viewBox="0 0 1 251">
            <text:p/>
          </draw:connector>
        </draw:g>
        <draw:connector draw:style-name="gr13" draw:text-style-name="P6" draw:layer="layout" draw:line-skew="0.313cm -6.001cm 1.301cm" svg:x1="2.6cm" svg:y1="15.1cm" svg:x2="2.301cm" svg:y2="12.3cm" draw:start-shape="id8" draw:start-glue-point="7" draw:end-shape="id6" draw:end-glue-point="5" svg:d="M2600 15100v-600h-300v-1400h1v-800" svg:viewBox="0 0 301 2801">
          <text:p text:style-name="P7"><text:span text:style-name="T3"><text:s text:c="12"/></text:span><text:span text:style-name="T3">Playlist</text:span></text:p>
        </draw:connector>
        <draw:g draw:style-name="gr1" xml:id="id10" draw:id="id10">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14" draw:text-style-name="P2" xml:id="id9" draw:id="id9" draw:layer="layout" svg:width="4.8cm" svg:height="2cm" svg:x="13.1cm" svg:y="8.4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1">avahi-daemon</text:span></text:p>
            <draw:enhanced-geometry svg:viewBox="0 0 21600 21600" draw:type="rectangle" draw:enhanced-path="M 0 0 L 21600 0 21600 21600 0 21600 0 0 Z N"/>
          </draw:custom-shape>
          <draw:connector draw:style-name="gr15" draw:text-style-name="P3" draw:layer="layout" draw:type="line" svg:x1="17.43cm" svg:y1="8.677cm" svg:x2="17.43cm" svg:y2="8.927cm" draw:start-shape="id9" draw:start-glue-point="16" draw:end-shape="id9" draw:end-glue-point="17" svg:d="M17430 8677v250" svg:viewBox="0 0 1 251">
            <text:p/>
          </draw:connector>
        </draw:g>
        <draw:connector draw:style-name="gr16" draw:text-style-name="P6" draw:layer="layout" draw:type="line" svg:x1="5.35cm" svg:y1="4.2cm" svg:x2="8.402cm" svg:y2="5.6cm" draw:start-shape="id2" draw:start-glue-point="13" draw:end-shape="id3" draw:end-glue-point="6" svg:d="M5350 4200l3052 1400" svg:viewBox="0 0 3053 1401">
          <text:p/>
        </draw:connector>
        <draw:connector draw:style-name="gr17" draw:text-style-name="P6" draw:layer="layout" draw:line-skew="0.413cm -11.801cm 2.301cm" svg:x1="15.02cm" svg:y1="8.4cm" svg:x2="8.402cm" svg:y2="5.6cm" draw:start-shape="id10" draw:start-glue-point="6" draw:end-shape="id3" draw:end-glue-point="6" svg:d="M15020 8400v-500h-6620v-500h2v-1800" svg:viewBox="0 0 6621 2801">
          <text:p text:style-name="P7"><text:span text:style-name="T3">MDNS</text:span></text:p>
          <text:p text:style-name="P7"><text:span text:style-name="T3">Discovery</text:span></text:p>
        </draw:connector>
        <draw:custom-shape draw:style-name="gr18" draw:text-style-name="P9" draw:layer="layout" svg:width="2.6cm" svg:height="0.6cm" svg:x="2.6cm" svg:y="10cm">
          <text:p text:style-name="P8"><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10" draw:layer="layout" svg:width="3.7cm" svg:height="0.645cm" svg:x="13.5cm" svg:y="8.6cm">
          <draw:text-box>
            <text:p><text:span text:style-name="T5">[Oradio-luidspreker]</text:span></text:p>
          </draw:text-box>
        </draw:frame>
        <draw:g draw:style-name="gr1" xml:id="id14" draw:id="id14">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20" draw:text-style-name="P2" xml:id="id11" draw:id="id11" draw:layer="layout" svg:width="3.75cm" svg:height="2cm" svg:x="6.211cm" svg:y="15.012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1">Librespot event handler</text:span></text:p>
            <draw:enhanced-geometry svg:viewBox="0 0 21600 21600" draw:type="rectangle" draw:enhanced-path="M 0 0 L 21600 0 21600 21600 0 21600 0 0 Z N"/>
          </draw:custom-shape>
          <draw:connector draw:style-name="gr21" draw:text-style-name="P3" draw:layer="layout" draw:type="line" svg:x1="9.491cm" svg:y1="15.289cm" svg:x2="9.491cm" svg:y2="15.539cm" draw:start-shape="id11" draw:start-glue-point="16" draw:end-shape="id11" draw:end-glue-point="17" svg:d="M9491 15289v250" svg:viewBox="0 0 1 251">
            <text:p/>
          </draw:connector>
        </draw:g>
        <draw:custom-shape draw:style-name="gr22" draw:text-style-name="P2" xml:id="id12" draw:id="id12" draw:layer="layout" svg:width="3.75cm" svg:height="2cm" svg:x="13.85cm" svg:y="17.6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6">Alsa-sound</text:span></text:p>
          <draw:enhanced-geometry svg:viewBox="0 0 21600 21600" draw:type="rectangle" draw:enhanced-path="M 0 0 L 21600 0 21600 21600 0 21600 0 0 Z N"/>
        </draw:custom-shape>
        <draw:connector draw:style-name="gr23" draw:text-style-name="P3" draw:layer="layout" draw:type="line" svg:x1="17.13cm" svg:y1="17.877cm" svg:x2="17.13cm" svg:y2="18.127cm" draw:start-shape="id12" draw:start-glue-point="16" draw:end-shape="id12" draw:end-glue-point="17" svg:d="M17130 17877v250" svg:viewBox="0 0 1 251">
          <text:p/>
        </draw:connector>
        <draw:g draw:style-name="gr1" xml:id="id15" draw:id="id15">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24" draw:text-style-name="P2" xml:id="id13" draw:id="id13" draw:layer="layout" svg:width="3.75cm" svg:height="2cm" svg:x="13.564cm" svg:y="21.172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6">RPI-sound</text:span></text:p>
            <draw:enhanced-geometry svg:viewBox="0 0 21600 21600" draw:type="rectangle" draw:enhanced-path="M 0 0 L 21600 0 21600 21600 0 21600 0 0 Z N"/>
          </draw:custom-shape>
          <draw:connector draw:style-name="gr25" draw:text-style-name="P3" draw:layer="layout" draw:type="line" svg:x1="16.844cm" svg:y1="21.449cm" svg:x2="16.844cm" svg:y2="21.699cm" draw:start-shape="id13" draw:start-glue-point="16" draw:end-shape="id13" draw:end-glue-point="17" svg:d="M16844 21449v250" svg:viewBox="0 0 1 251">
            <text:p/>
          </draw:connector>
        </draw:g>
        <draw:connector draw:style-name="gr26" draw:text-style-name="P6" draw:layer="layout" draw:line-skew="0cm -2.501cm 1.501cm" svg:x1="7.711cm" svg:y1="15.012cm" svg:x2="6.099cm" svg:y2="12.3cm" draw:start-shape="id14" draw:start-glue-point="6" draw:end-shape="id6" draw:end-glue-point="7" svg:d="M7711 15012v-869h-1911v-843h299v-1000" svg:viewBox="0 0 1912 2713">
          <text:p text:style-name="P7"><text:span text:style-name="T3">Event </text:span></text:p>
          <text:p text:style-name="P7"><text:span text:style-name="T3">interface</text:span></text:p>
        </draw:connector>
        <draw:connector draw:style-name="gr27" draw:text-style-name="P6" draw:layer="layout" svg:x1="5.64cm" svg:y1="10.7cm" svg:x2="6.099cm" svg:y2="12.3cm" draw:start-shape="id5" draw:start-glue-point="12" draw:end-shape="id6" draw:end-glue-point="7" svg:d="M5640 10700v813h459v787" svg:viewBox="0 0 460 1601">
          <text:p/>
        </draw:connector>
        <draw:connector draw:style-name="gr28" draw:text-style-name="P6" xml:id="id16" draw:id="id16" draw:layer="layout" draw:type="line" svg:x1="15.064cm" svg:y1="21.172cm" svg:x2="15.041cm" svg:y2="20.105cm" draw:start-shape="id15" draw:start-glue-point="6" svg:d="M15064 21172l-23-1067" svg:viewBox="0 0 24 1068">
          <text:p/>
        </draw:connector>
        <draw:connector draw:style-name="gr29" draw:text-style-name="P6" draw:layer="layout" draw:type="line" svg:x1="15.35cm" svg:y1="19.6cm" svg:x2="15.041cm" svg:y2="20.105cm" draw:start-shape="id12" draw:start-glue-point="6" draw:end-shape="id16" draw:end-glue-point="3" svg:d="M15350 19600l-309 505" svg:viewBox="0 0 310 506">
          <text:p/>
        </draw:connector>
        <draw:frame draw:style-name="gr30" draw:text-style-name="P11" draw:layer="layout" svg:width="2.9cm" svg:height="1cm" svg:x="15.1cm" svg:y="20.4cm">
          <draw:text-box>
            <text:p><text:span text:style-name="T7">DigiAMP</text:span></text:p>
          </draw:text-box>
        </draw:frame>
        <draw:custom-shape draw:style-name="gr31" draw:text-style-name="P12" draw:layer="layout" svg:width="16.4cm" svg:height="4.5cm" svg:x="1.8cm" svg:y="23.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5" xml:id="id20" draw:id="id20" draw:layer="layout" svg:width="4.5cm" svg:height="1.1cm" svg:x="1.9cm" svg:y="18.7cm">
          <text:p text:style-name="P4">Sock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 xml:id="id18" draw:id="id18">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5.072cm" svg:y="-5.135cm"/>
          <draw:custom-shape draw:style-name="gr33" draw:text-style-name="P2" xml:id="id17" draw:id="id17" draw:layer="layout" svg:width="3.75cm" svg:height="2cm" svg:x="11.95cm" svg:y="24.7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1">Oradio Control</text:span></text:p>
            <draw:enhanced-geometry svg:viewBox="0 0 21600 21600" draw:type="rectangle" draw:enhanced-path="M 0 0 L 21600 0 21600 21600 0 21600 0 0 Z N"/>
          </draw:custom-shape>
          <draw:connector draw:style-name="gr34" draw:text-style-name="P3" draw:layer="layout" draw:type="line" svg:x1="15.23cm" svg:y1="24.977cm" svg:x2="15.23cm" svg:y2="25.227cm" draw:start-shape="id17" draw:start-glue-point="16" draw:end-shape="id17" draw:end-glue-point="17" svg:d="M15230 24977v250" svg:viewBox="0 0 1 251">
            <text:p/>
          </draw:connector>
        </draw:g>
        <draw:connector draw:style-name="gr35" draw:text-style-name="P6" draw:layer="layout" draw:type="line" svg:x1="11.95cm" svg:y1="26.2cm" svg:x2="8.554cm" svg:y2="26.487cm" draw:start-shape="id18" draw:start-glue-point="9" draw:end-shape="id19" draw:end-glue-point="3" svg:d="M11950 26200l-3396 287" svg:viewBox="0 0 3397 288">
          <text:p/>
        </draw:connector>
        <draw:connector draw:style-name="gr36" draw:text-style-name="P6" xml:id="id28" draw:id="id28" draw:layer="layout" draw:type="line" svg:x1="4.15cm" svg:y1="19.8cm" svg:x2="4.142cm" svg:y2="21.09cm" draw:start-shape="id20" draw:start-glue-point="2" svg:d="M4150 19800l-8 1290" svg:viewBox="0 0 9 1291">
          <text:p/>
        </draw:connector>
        <draw:frame draw:style-name="gr37" draw:text-style-name="P11" draw:layer="layout" svg:width="1.7cm" svg:height="0.763cm" svg:x="2.3cm" svg:y="20.137cm">
          <draw:text-box>
            <text:p><text:span text:style-name="T7">TCP</text:span></text:p>
          </draw:text-box>
        </draw:frame>
        <draw:frame draw:style-name="gr38" draw:text-style-name="P13" draw:layer="layout" svg:width="2.6cm" svg:height="1.2cm" svg:x="15.5cm" svg:y="27cm">
          <draw:text-box>
            <text:p>VENV</text:p>
          </draw:text-box>
          <draw:glue-point draw:id="4" svg:x="5cm" svg:y="5cm"/>
          <draw:glue-point draw:id="5" svg:x="5cm" svg:y="5cm"/>
        </draw:frame>
        <draw:connector draw:style-name="gr39" draw:text-style-name="P6" draw:layer="layout" draw:type="line" svg:x1="4.15cm" svg:y1="18.7cm" svg:x2="4.218cm" svg:y2="17.984cm" draw:start-shape="id20" draw:start-glue-point="0" draw:end-shape="id21" draw:end-glue-point="3" svg:d="M4150 18700l68-716" svg:viewBox="0 0 69 717">
          <text:p/>
        </draw:connector>
        <draw:connector draw:style-name="gr40" draw:text-style-name="P6" xml:id="id21" draw:id="id21" draw:layer="layout" svg:x1="7.711cm" svg:y1="17.012cm" svg:x2="4.218cm" svg:y2="17.984cm" draw:start-shape="id14" draw:start-glue-point="11" svg:d="M7711 17012v750h-3493v222" svg:viewBox="0 0 3494 973">
          <text:p text:style-name="P14"><text:span text:style-name="T3">T</text:span><text:span text:style-name="T3">C</text:span><text:span text:style-name="T3">P</text:span></text:p>
        </draw:connector>
        <draw:custom-shape draw:style-name="gr18" draw:text-style-name="P9" draw:layer="layout" svg:width="2.6cm" svg:height="0.6cm" svg:x="14.101cm" svg:y="9.801cm">
          <text:p text:style-name="P8"><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 xml:id="id32" draw:id="id32">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41" draw:text-style-name="P2" xml:id="id22" draw:id="id22" draw:layer="layout" svg:width="3.75cm" svg:height="2cm" svg:x="2.6cm" svg:y="24.8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6">spotify_connect</text:span></text:p>
            <draw:enhanced-geometry svg:viewBox="0 0 21600 21600" draw:type="rectangle" draw:enhanced-path="M 0 0 L 21600 0 21600 21600 0 21600 0 0 Z N"/>
          </draw:custom-shape>
          <draw:connector draw:style-name="gr42" draw:text-style-name="P3" draw:layer="layout" draw:type="line" svg:x1="5.88cm" svg:y1="25.077cm" svg:x2="5.88cm" svg:y2="25.327cm" draw:start-shape="id22" draw:start-glue-point="16" draw:end-shape="id22" draw:end-glue-point="17" svg:d="M5880 25077v250" svg:viewBox="0 0 1 251">
            <text:p/>
          </draw:connector>
        </draw:g>
        <draw:custom-shape draw:style-name="gr18" draw:text-style-name="P9" draw:layer="layout" svg:width="2.6cm" svg:height="0.6cm" svg:x="3cm" svg:y="24.9cm">
          <text:p text:style-name="P8"><text:span text:style-name="T4">ob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 xml:id="id25" draw:id="id25">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 draw:style-name="gr1">
            <draw:custom-shape draw:style-name="gr43" draw:text-style-name="P2" xml:id="id23" draw:id="id23" draw:layer="layout" svg:width="3.6cm" svg:height="2cm" svg:x="14cm" svg:y="12.9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1">MPV</text:span></text:p>
              <text:p text:style-name="P1"><text:span text:style-name="T1">(music player)</text:span></text:p>
              <draw:enhanced-geometry svg:viewBox="0 0 21600 21600" draw:type="rectangle" draw:enhanced-path="M 0 0 L 21600 0 21600 21600 0 21600 0 0 Z N"/>
            </draw:custom-shape>
            <draw:connector draw:style-name="gr44" draw:text-style-name="P3" draw:layer="layout" draw:type="line" svg:x1="17.13cm" svg:y1="13.177cm" svg:x2="17.13cm" svg:y2="13.427cm" draw:start-shape="id23" draw:start-glue-point="16" draw:end-shape="id23" draw:end-glue-point="17" svg:d="M17130 13177v250" svg:viewBox="0 0 1 251">
              <text:p/>
            </draw:connector>
            <draw:g draw:style-name="gr1">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45" draw:text-style-name="P2" xml:id="id24" draw:id="id24" draw:layer="layout" svg:width="1.8cm" svg:height="2cm" svg:x="12.2cm" svg:y="12.9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1">mpris-pulgin</text:span></text:p>
                <draw:enhanced-geometry svg:viewBox="0 0 21600 21600" draw:type="rectangle" draw:enhanced-path="M 0 0 L 21600 0 21600 21600 0 21600 0 0 Z N"/>
              </draw:custom-shape>
              <draw:connector draw:style-name="gr46" draw:text-style-name="P3" draw:layer="layout" draw:type="line" svg:x1="13.53cm" svg:y1="13.177cm" svg:x2="13.53cm" svg:y2="13.427cm" draw:start-shape="id24" draw:start-glue-point="16" draw:end-shape="id24" draw:end-glue-point="17" svg:d="M13530 13177v250" svg:viewBox="0 0 1 251">
                <text:p/>
              </draw:connector>
            </draw:g>
          </draw:g>
        </draw:g>
        <draw:connector draw:style-name="gr47" draw:text-style-name="P6" xml:id="id26" draw:id="id26" draw:layer="layout" svg:x1="15.44cm" svg:y1="12.9cm" svg:x2="9.74cm" svg:y2="11.312cm" draw:start-shape="id25" draw:start-glue-point="5" svg:d="M15440 12900v-1057h-5700v-531" svg:viewBox="0 0 5701 1589">
          <text:p text:style-name="P7"><text:span text:style-name="T3"><text:s text:c="12"/></text:span><text:span text:style-name="T3">audio-</text:span><text:span text:style-name="T3">pipe</text:span></text:p>
        </draw:connector>
        <draw:connector draw:style-name="gr48" draw:text-style-name="P6" draw:layer="layout" svg:x1="8.2cm" svg:y1="9.7cm" svg:x2="9.74cm" svg:y2="11.312cm" draw:start-shape="id5" draw:start-glue-point="1" draw:end-shape="id26" draw:end-glue-point="3" svg:d="M8200 9700h634v1612h906" svg:viewBox="0 0 1541 1613">
          <text:p/>
        </draw:connector>
        <draw:connector draw:style-name="gr49" draw:text-style-name="P6" xml:id="id27" draw:id="id27" draw:layer="layout" svg:x1="17.6cm" svg:y1="14.4cm" svg:x2="17.946cm" svg:y2="16.143cm" draw:start-shape="id25" draw:start-glue-point="14" svg:d="M17600 14400h527v1743h-181" svg:viewBox="0 0 528 1744">
          <text:p/>
        </draw:connector>
        <draw:connector draw:style-name="gr50" draw:text-style-name="P6" draw:layer="layout" svg:x1="14.6cm" svg:y1="17.6cm" svg:x2="17.946cm" svg:y2="16.143cm" draw:start-shape="id12" draw:start-glue-point="10" draw:end-shape="id27" draw:end-glue-point="3" svg:d="M14600 17600v-641h3346v-816" svg:viewBox="0 0 3347 1458">
          <text:p text:style-name="P7"><text:span text:style-name="T3"/></text:p>
        </draw:connector>
        <draw:frame draw:style-name="gr51" draw:text-style-name="P16" draw:layer="layout" svg:width="3.8cm" svg:height="0.9cm" svg:x="13.7cm" svg:y="15.9cm">
          <draw:text-box>
            <text:p text:style-name="P15">SpotCon_in</text:p>
          </draw:text-box>
        </draw:frame>
        <draw:connector draw:style-name="gr52" draw:text-style-name="P6" draw:layer="layout" svg:x1="2.9cm" svg:y1="24.8cm" svg:x2="4.142cm" svg:y2="21.09cm" draw:end-shape="id28" draw:end-glue-point="3" svg:d="M2900 24800v-1504h1242v-2206" svg:viewBox="0 0 1243 3711">
          <text:p text:style-name="P17"><text:span text:style-name="T3"/></text:p>
        </draw:connector>
        <draw:custom-shape draw:style-name="gr9" draw:text-style-name="P5" xml:id="id29" draw:id="id29" draw:layer="layout" svg:width="6.7cm" svg:height="1cm" svg:x="6.5cm" svg:y="20cm">
          <draw:glue-point draw:id="4" svg:x="-4.226cm" svg:y="-5.01cm"/>
          <draw:glue-point draw:id="5" svg:x="-3.208cm" svg:y="-5cm"/>
          <draw:glue-point draw:id="6" svg:x="-1.268cm" svg:y="-5cm"/>
          <draw:glue-point draw:id="7" svg:x="2.462cm" svg:y="-5cm"/>
          <text:p text:style-name="P4">D-bus MessageBus</text:p>
          <draw:enhanced-geometry svg:viewBox="0 0 21600 21600" draw:mirror-horizontal="false" draw:mirror-vertical="false" draw:type="rectangle" draw:enhanced-path="M 0 0 L 21600 0 21600 21600 0 21600 0 0 Z N"/>
        </draw:custom-shape>
        <draw:connector draw:style-name="gr53" draw:text-style-name="P6" xml:id="id30" draw:id="id30" draw:layer="layout" svg:x1="12.2cm" svg:y1="14.4cm" svg:x2="10.737cm" svg:y2="18.099cm" draw:start-shape="id25" draw:start-glue-point="9" svg:d="M12200 14400h-995v3699h-468" svg:viewBox="0 0 1464 3700">
          <text:p/>
        </draw:connector>
        <draw:connector draw:style-name="gr54" draw:text-style-name="P6" draw:layer="layout" svg:x1="9.001cm" svg:y1="20cm" svg:x2="10.737cm" svg:y2="18.099cm" draw:start-shape="id29" draw:start-glue-point="6" draw:end-shape="id30" draw:end-glue-point="3" svg:d="M9001 20000v-851h1736v-1050" svg:viewBox="0 0 1737 1902">
          <text:p/>
        </draw:connector>
        <draw:frame draw:style-name="gr55" draw:text-style-name="P18" draw:layer="layout" svg:width="3.1cm" svg:height="1.427cm" svg:x="9.4cm" svg:y="13cm">
          <draw:text-box>
            <text:p><text:span text:style-name="T8">MPRI</text:span><text:span text:style-name="T8">S:</text:span></text:p>
            <text:p><text:span text:style-name="T8">playe</text:span><text:span text:style-name="T8">r-ctl</text:span></text:p>
          </draw:text-box>
        </draw:frame>
        <draw:connector draw:style-name="gr56" draw:text-style-name="P6" xml:id="id31" draw:id="id31" draw:layer="layout" svg:x1="9.85cm" svg:y1="21cm" svg:x2="6.174cm" svg:y2="22.662cm" draw:start-shape="id29" draw:start-glue-point="2" svg:d="M9850 21000v1082h-3676v580" svg:viewBox="0 0 3677 1663">
          <text:p/>
        </draw:connector>
        <draw:frame draw:style-name="gr51" draw:text-style-name="P18" draw:layer="layout" svg:width="5cm" svg:height="0.9cm" svg:x="6.8cm" svg:y="22.3cm">
          <draw:text-box>
            <text:p><text:span text:style-name="T8">M</text:span><text:span text:style-name="T8">P</text:span><text:span text:style-name="T8">R</text:span><text:span text:style-name="T8">I</text:span><text:span text:style-name="T8">S</text:span><text:span text:style-name="T8">:</text:span><text:span text:style-name="T8">p</text:span><text:span text:style-name="T8">l</text:span><text:span text:style-name="T8">a</text:span><text:span text:style-name="T8">y</text:span><text:span text:style-name="T8">e</text:span><text:span text:style-name="T8">r</text:span><text:span text:style-name="T8">-</text:span><text:span text:style-name="T8">c</text:span><text:span text:style-name="T8">t</text:span><text:span text:style-name="T8">l</text:span></text:p>
          </draw:text-box>
        </draw:frame>
        <draw:connector draw:style-name="gr57" draw:text-style-name="P6" draw:layer="layout" svg:x1="4.475cm" svg:y1="24.8cm" svg:x2="6.174cm" svg:y2="22.662cm" draw:end-shape="id31" draw:end-glue-point="3" svg:d="M4475 24800v-719h1699v-1419" svg:viewBox="0 0 1700 2139">
          <text:p/>
        </draw:connector>
        <draw:connector draw:style-name="gr58" draw:text-style-name="P6" xml:id="id19" draw:id="id19" draw:layer="layout" draw:type="line" svg:x1="6.35cm" svg:y1="26.3cm" svg:x2="8.554cm" svg:y2="26.487cm" draw:start-shape="id32" draw:start-glue-point="14" svg:d="M6350 26300l2204 187" svg:viewBox="0 0 2205 188">
          <text:p text:style-name="P7"><text:span text:style-name="T3"/></text:p>
        </draw:connector>
        <draw:frame draw:style-name="gr51" draw:text-style-name="P11" draw:layer="layout" svg:width="3.1cm" svg:height="1.275cm" svg:x="7.4cm" svg:y="26.625cm">
          <draw:text-box>
            <text:p><text:span text:style-name="T7">Message-Queue</text:span></text:p>
          </draw:text-box>
        </draw:frame>
        <draw:connector draw:style-name="gr59" draw:text-style-name="P6" draw:layer="layout" draw:type="line" svg:x1="11.95cm" svg:y1="25.2cm" svg:x2="6.35cm" svg:y2="25.3cm" draw:start-shape="id18" draw:start-glue-point="8" draw:end-shape="id32" draw:end-glue-point="15" svg:d="M11950 25200l-5600 100" svg:viewBox="0 0 5601 101">
          <text:p/>
        </draw:connector>
        <draw:frame draw:style-name="gr60" draw:text-style-name="P11" draw:layer="layout" svg:width="4.8cm" svg:height="0.763cm" svg:x="7cm" svg:y="24.437cm">
          <draw:text-box>
            <text:p><text:span text:style-name="T4">spotify</text:span><text:span text:style-name="T7">_connect.class</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lauw_20_gevuld" draw:display-name="Blauw gevuld"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Geel_20_gevuld" draw:display-name="Geel gevuld"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evul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Groen_20_gevuld" draw:display-name="Groen gevuld"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Rood_20_gevuld" draw:display-name="Rood gevul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8" draw:display-name="Arrowheads 8" svg:viewBox="0 0 332 500" svg:d="M8 500h-1-1v-1h-1-1v-1h-1l-1-1-1-1v-1h-1v-1-1-486-1-1h1v-1l1-1 1-1h1v-1h1 1v-1h1 1 1 157 1 1 1v1h1 1v1h1 1v1l154 159h1v1h1v1h1v1h1v1h1v1 1 1 323 1 1 1h-1v1l-1 1-1 1h-1v1h-1-1v1h-1-1-1-314zM18 485h296v-309h-144l-1 1h-1-1-1-1-1-1l-1-1h-1l-1-1h-1v-1l-1-1-1-1v-1-1-1-154h-139zM304 161l-129-132v132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Component" svg:viewBox="0 0 338 419" svg:d="M1 86c1-2 2-3 4-4 1-1 2-1 4-1h55v-72c0-2 0-3 1-4 1-2 2-3 4-4 1-1 2-1 4-1h256c2 0 3 0 5 1 1 1 2 2 3 4 1 1 1 2 1 4v400c0 2 0 3-1 5-1 1-2 2-3 3-2 1-3 1-5 1h-252c-1 1-3 1-4 1-2 0-3 0-4-1-2-1-3-2-4-3-1-2-1-3-1-5v-1-70h-55c-2 0-3 0-4-1-2-1-3-2-4-3-1-2-1-3-1-5v-80c0-2 0-3 1-4 1-2 2-3 4-4 1-1 2-1 4-1h55v-63h-51c-1 1-3 1-4 1-2 0-3 0-4-1-2-1-3-2-4-3-1-2-1-3-1-5v-1-79c0-2 0-3 1-4zM137 81c2 0 3 0 5 1 1 1 2 2 3 4 1 1 1 2 1 4v79 1c0 2 0 3-1 5-1 1-2 2-3 3-2 1-3 1-5 1-1 0-3 0-4-1h-51v63h55c2 0 3 0 5 1 1 1 2 2 3 4 1 1 1 2 1 4v80c0 2 0 3-1 5-1 1-2 2-3 3-2 1-3 1-5 1h-55v61h238v-382h-238v63zM18 99v61h55 55v-61zM128 321v-62h-110v62h55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Triangle_20_unfilled" draw:display-name="Triangle unfilled" svg:viewBox="0 0 3000 3000" svg:d="M1500 0l1500 3000h-3000zM1500 447l-1176 2353h2353z"/>
    <draw:stroke-dash draw:name="Dash_20_Dot_20_10" draw:display-name="Dash Dot 10" draw:style="rect" draw:dots1="1" draw:dots1-length="600%" draw:distance="300%"/>
    <draw:stroke-dash draw:name="Dash_20_Dot_20_11" draw:display-name="Dash Dot 11" draw:style="rect" draw:dots1="1" draw:dots1-length="600%" draw:distance="300%"/>
    <draw:stroke-dash draw:name="Dash_20_Dot_20_12" draw:display-name="Dash Dot 12" draw:style="rect" draw:dots1="1" draw:dots1-length="600%" draw:distance="300%"/>
    <draw:stroke-dash draw:name="Dash_20_Dot_20_13" draw:display-name="Dash Dot 13" draw:style="rect" draw:dots1="1" draw:dots1-length="600%" draw:distance="300%"/>
    <draw:stroke-dash draw:name="Dash_20_Dot_20_14" draw:display-name="Dash Dot 14" draw:style="rect" draw:dots1="1" draw:dots1-length="600%" draw:distance="300%"/>
    <draw:stroke-dash draw:name="Dash_20_Dot_20_15" draw:display-name="Dash Dot 15" draw:style="rect" draw:dots1="1" draw:dots1-length="600%" draw:distance="300%"/>
    <draw:stroke-dash draw:name="Dash_20_Dot_20_4" draw:display-name="Dash Dot 4" draw:style="rect" draw:dots1="1" draw:dots1-length="600%" draw:distance="300%"/>
    <draw:stroke-dash draw:name="Dash_20_Dot_20_5" draw:display-name="Dash Dot 5" draw:style="rect" draw:dots1="1" draw:dots1-length="600%" draw:distance="300%"/>
    <draw:stroke-dash draw:name="Dash_20_Dot_20_6" draw:display-name="Dash Dot 6" draw:style="rect" draw:dots1="1" draw:dots1-length="600%" draw:distance="300%"/>
    <draw:stroke-dash draw:name="Dash_20_Dot_20_7" draw:display-name="Dash Dot 7" draw:style="rect" draw:dots1="1" draw:dots1-length="600%" draw:distance="300%"/>
    <draw:stroke-dash draw:name="Dash_20_Dot_20_8" draw:display-name="Dash Dot 8" draw:style="rect" draw:dots1="1" draw:dots1-length="600%" draw:distance="300%"/>
    <draw:stroke-dash draw:name="Dash_20_Dot_20_9" draw:display-name="Dash Dot 9" draw:style="rect" draw:dots1="1" draw:dots1-length="600%" draw:distance="300%"/>
    <draw:stroke-dash draw:name="Dashed_20__28_var_29__20_4" draw:display-name="Dashed (var)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nl" fo:country="N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Vormen"/>
      <style:text-properties fo:font-size="14pt" fo:font-weight="bold"/>
    </style:style>
    <style:style style:name="Filled" style:family="graphic" style:parent-style-name="Shapes">
      <style:graphic-properties draw:fill="gradient" draw:fill-gradient-name="Gevuld"/>
    </style:style>
    <style:style style:name="Filled_20_Blue" style:display-name="Filled Blue" style:family="graphic" style:parent-style-name="Filled">
      <style:graphic-properties draw:fill-gradient-name="Blauw_20_gevuld"/>
      <style:text-properties fo:color="#ffffff" loext:opacity="100%"/>
    </style:style>
    <style:style style:name="Filled_20_Green" style:display-name="Filled Green" style:family="graphic" style:parent-style-name="Filled">
      <style:graphic-properties draw:fill-gradient-name="Groen_20_gevul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od_20_gevuld"/>
      <style:text-properties fo:color="#ffffff" loext:opacity="100%"/>
    </style:style>
    <style:style style:name="Filled_20_Yellow" style:display-name="Filled Yellow" style:family="graphic" style:parent-style-name="Filled">
      <style:graphic-properties draw:fill-gradient-name="Geel_20_gevul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met_20_geen_20_vulling_20_en_20_geen_20_lijn" style:display-name="Object met geen vulling en geen lijn"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6T12:30:30.647000000</meta:creation-date>
    <dc:date>2025-02-09T16:13:51.395034636</dc:date>
    <meta:editing-duration>PT1H6M18S</meta:editing-duration>
    <meta:editing-cycles>8</meta:editing-cycles>
    <meta:generator>LibreOffice/24.2.7.2$Linux_X86_64 LibreOffice_project/420$Build-2</meta:generator>
    <meta:document-statistic meta:object-count="75"/>
  </office:meta>
</office:document-meta>
</file>